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061" officeooo:paragraph-rsid="0011d0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py3o.item"/>
      </text:user-field-decls>
      <text:p text:style-name="Standard"><text:text-input text:description="py3o://for=&quot;item in items&quot;">for="item in items"</text:text-input></text:p>
      <text:p text:style-name="P1">line <text:user-field-get text:name="py3o.item">1</text:user-field-get></text:p>
      <text:p text:style-name="Standard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Nguyen</meta:initial-creator>
    <meta:creation-date>2017-10-02T16:52:57.078492905</meta:creation-date>
    <dc:date>2017-10-02T17:02:05.436581859</dc:date>
    <dc:creator>Antoine Nguyen</dc:creator>
    <meta:editing-duration>PT9M9S</meta:editing-duration>
    <meta:editing-cycles>1</meta:editing-cycles>
    <meta:document-statistic meta:table-count="0" meta:image-count="0" meta:object-count="0" meta:page-count="1" meta:paragraph-count="3" meta:word-count="10" meta:character-count="33" meta:non-whitespace-character-count="30"/>
    <meta:generator>LibreOffice/5.2.7.2$Linux_X86_64 LibreOffice_project/20m0$Build-2</meta:generator>
  </office:meta>
</office:document-meta>
</file>